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loext:opacity="100%" style:font-name="Arial" fo:font-size="14pt" officeooo:rsid="00102c5a" fo:background-color="#ffffff" style:font-size-asian="14pt" style:font-size-complex="14pt"/>
    </style:style>
    <style:style style:name="P2" style:family="paragraph" style:parent-style-name="Standard">
      <style:paragraph-properties fo:line-height="150%" fo:text-align="justify" style:justify-single-word="false"/>
      <style:text-properties fo:color="#000000" loext:opacity="100%" style:font-name="Arial" fo:font-size="14pt" officeooo:rsid="0017680d" officeooo:paragraph-rsid="0017680d" fo:background-color="#ffffff"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lá! Me chamo Jose Miguel, e sou um Engenheiro de Software <text:s/></text:p>
      <text:p text:style-name="P1">Obrigado por visitar meu site web! <text:s/></text:p>
      <text:p text:style-name="P1"/>
      <text:p text:style-name="P1">Meu cargo atual: <text:s/></text:p>
      <text:p text:style-name="P1">Atualmente trabalho como "Técnico de Suporte Informático", para a empresa "Zavocado Frutas Finas S.A. De C.V.", em Periban de Ramos, Michoacán, México. <text:s/></text:p>
      <text:p text:style-name="P1">Meu trabalho consiste em resolver problemas de software e hardware, desde limpeza de SSD, e reinício de aplicações, como Contpaqi ou outro software privado, até a reparação de impressoras no local. <text:s/></text:p>
      <text:p text:style-name="P1"/>
      <text:p text:style-name="P1">Minha experiência profissional já adquirida, ao longo de 5 anos: <text:s/></text:p>
      <text:p text:style-name="P1"/>
      <text:p text:style-name="P1">Sobre mim: <text:s/></text:p>
      <text:p text:style-name="P1">Olá, me chamo Jose Miguel Vazquez Mendez, e sou um desenvolvedor de software de 29 anos trilingue, atualmente vivendo em Los Reyes, Michoacan, México. Meu fuso horário é GMT-6 (horário de Guadalajara). <text:s/></text:p>
      <text:p text:style-name="P1">Me concentro principalmente no desenvolvimento web "em backend" e em redes, embora tenha me apaixonado pelo suporte informático nos últimos anos. <text:s/></text:p>
      <text:p text:style-name="P1"/>
      <text:p text:style-name="P1">Baixar meu CV aqui! <text:s/></text:p>
      <text:p text:style-name="P1"/>
      <text:p text:style-name="P1">Contate-me: <text:s/></text:p>
      <text:p text:style-name="P1"/>
      <text:p text:style-name="P1">Meus projetos pessoais: <text:s/></text:p>
      <text:p text:style-name="P1">Este Site Web!: <text:s/></text:p>
      <text:p text:style-name="P1">Meu site web, desenvolvido com Laravel, Nginx, hospedado em um servidor Debian na Linode, está disponível no GitHub! <text:s/></text:p>
      <text:p text:style-name="P1"><text:soft-page-break/></text:p>
      <text:p text:style-name="P1">Projeto de "Deep Learning" / IA para BitCoin: <text:s/></text:p>
      <text:p text:style-name="P1">Desenvolvi um modelo de deep learning, utilizando regressão linear, para prever o valor futuro do BitCoin, em Python e com bibliotecas de IA (PyTorch, Keras, etc). <text:s/></text:p>
      <text:p text:style-name="P1"/>
      <text:p text:style-name="P1">Servidor TCP construído do zero, em C/C++ <text:s/></text:p>
      <text:p text:style-name="P1">Um servidor de pacotes TCP simulando WireMock para estudar o modelo OSI em um uso real. <text:s/></text:p>
      <text:p text:style-name="P1"/>
      <text:p text:style-name="P1">O desenvolvimento de scripts por "Web Scraping / Pen Testing" em Python <text:s/></text:p>
      <text:p text:style-name="P1">Scripts típicos em Python para testes na ferramenta privada da empresa mexicana, AGTools. <text:s/></text:p>
      <text:p text:style-name="P1"/>
      <text:p text:style-name="P1">Projeto pessoal de Shopify com Ruby On Rails: <text:s/></text:p>
      <text:p text:style-name="P1">Um pequeno projeto de Shopify de uma página de "E-Commerce" para experimentar com a API da Shopify. <text:s/></text:p>
      <text:p text:style-name="P1"/>
      <text:p text:style-name="P1">ricksbk.online: <text:s/></text:p>
      <text:p text:style-name="P1">Um site web que desenvolvi junto com um colega de trabalho. <text:s/></text:p>
      <text:p text:style-name="P1"/>
      <text:p text:style-name="P1">REST API construída com Java / Spring: <text:s/></text:p>
      <text:p text:style-name="P1">Um projeto que utilizou o framework Spring, para meu projeto de um bot para auxiliar Pequenas e Médias Empresas: <text:s/></text:p>
      <text:p text:style-name="P1"/>
      <text:p text:style-name="P1">Site web de Wordpress, hospedado em Docker, Nginx, PhpMyAdmin, MariaDB: <text:s/></text:p>
      <text:p text:style-name="P1">Um site web Wordpress, utilizando medidas de segurança padrão usadas em produção, com as tecnologias Nginx, phpmyadmin, MariaDB: <text:s/></text:p>
      <text:p text:style-name="P1"><text:soft-page-break/></text:p>
      <text:p text:style-name="P1">RESTful API construída do zero com PHP e composer: <text:s/></text:p>
      <text:p text:style-name="P1">Um desafio próprio para estudar a linguagem e sintaxe de PHP: <text:s/></text:p>
      <text:p text:style-name="P1"/>
      <text:p text:style-name="P1">Servidor TCP utilizando Mockito, WireMock e JUnit 5: <text:s/></text:p>
      <text:p text:style-name="P1">Utilizado para testes aprofundados e a análise de um vírus de computador descoberto em minha rede informática no trabalho, na Zavocado: <text:s/></text:p>
      <text:p text:style-name="P1"/>
      <text:p text:style-name="P1">Bot de WhatsApp utilizando Python e LLMs (ChatGPT): <text:s/></text:p>
      <text:p text:style-name="P1">Um bot de WhatsApp para suporte ao cliente, que construí com Python, Docker, AWS e ChatGPT, com outras tecnologias, para resolver as perguntas mais frequentes (FAQ) de Pequenas e Médias Empresas: <text:s/></text:p>
      <text:p text:style-name="P1"/>
      <text:p text:style-name="P1">Scripts de bash: <text:s/></text:p>
      <text:p text:style-name="P1">Uma compilação de scripts em Bash que utilizei ao longo de minha carreira profissional: <text:s/></text:p>
      <text:p text:style-name="P1"/>
      <text:p text:style-name="P1">Meus pontos fortes como Desenvolvedor de Software são: <text:s/></text:p>
      <text:p text:style-name="P1">Desenvolvimento de aplicações web no lado "Backend": <text:s/></text:p>
      <text:p text:style-name="P1">Uso de frameworks em JavaScript (Svelte e JQuery), Python (Django, Flask, FastAPI) e PHP (Laravel, PHPUnit), Java (Spring, Mockito, JUnit 5, WireMock) e Selenium. <text:s/></text:p>
      <text:p text:style-name="P1"/>
      <text:p text:style-name="P1">Gênio de Redes Informáticas: <text:s/></text:p>
      <text:p text:style-name="P1"><text:s/>Criação, administração e gestão de redes em escala empresarial, tanto no nível de cabeamento Ethernet quanto na gestão de software de servidores, hosts, pontos de acesso e usuários finais, para ambientes como Cisco e Fortinet. <text:s/></text:p>
      <text:p text:style-name="P1"><text:soft-page-break/></text:p>
      <text:p text:style-name="P1">Técnico de Suporte Informático: <text:s/></text:p>
      <text:p text:style-name="P1">Experiência prática com sistemas Windows e Linux, resolução de problemas de escritório (impressoras com defeito, aplicativos de e-mail não funcionando, etc), assim como problemas mais complexos, como teste de API ou reparação de hardware danificado. <text:s/></text:p>
      <text:p text:style-name="P1"/>
      <text:p text:style-name="P1">Inglês nativo e profissional, francês conversacional: <text:s/></text:p>
      <text:p text:style-name="P1">Graças à minha experiência como intérprete e ao fato de ter falado inglês toda a minha vida, sou capaz de explicar e manter conversas aprofundadas sobre temas técnicos em informática, sem dificuldade. Também posso fazer interpretação entre os idiomas. Também consigo manter uma conversa em francês. <text:s/></text:p>
      <text:p text:style-name="P1"/>
      <text:p text:style-name="P1">Análise de rede / pentesting: <text:s/></text:p>
      <text:p text:style-name="P1">Tenho conhecimento aprofundado de análise de pacotes TCP e outros protocolos de rede, utilizando ferramentas como wireshark e GHIDRA para reverse-engineering - detectei vários "malware" e outros ataques em redes de empresas, como testador de software utilizando frameworks como PHPUnit ou selenium. <text:s/></text:p>
      <text:p text:style-name="P1"/>
      <text:p text:style-name="P1">Uso de API: <text:s/></text:p>
      <text:p text:style-name="P1">Tenho experiência no uso de diferentes APIs, como shopify plus e outros softwares privados em várias empresas onde trabalhei, utilizando APIs RESTful ou outras interfaces como GraphQL. <text:s/></text:p>
      <text:p text:style-name="P1"/>
      <text:p text:style-name="P1"/>
      <text:p text:style-name="P1"/>
      <text:p text:style-name="P1"><text:soft-page-break/>Conhecimentos de sistemas de administração de usuários: <text:s/></text:p>
      <text:p text:style-name="P1">Graças a mais de 3 anos de experiência em gestão de administração de sistemas de usuários via GUI e console / CMD / scripts, sou capaz de executar tarefas como restauração de credenciais pessoais e criação de novos grupos de administração, entre outras tarefas. <text:s/></text:p>
      <text:p text:style-name="P1"/>
      <text:p text:style-name="P1">Experiência na gestão de softwares de acesso remoto, como TeamViewer e AnyDesk: <text:s/></text:p>
      <text:p text:style-name="P1">Utilizei essas ferramentas, assim como o acesso remoto nativo do Windows e a conexão SSH aos servidores, ao longo de minha carreira. Estou muito familiarizado com as configurações e o ambiente de trabalho que essas ferramentas oferecem. <text:s/></text:p>
      <text:p text:style-name="P1"/>
      <text:p text:style-name="P1">Linguagens e esquemas /paradigmas de programação: <text:s/></text:p>
      <text:p text:style-name="P1">Embora tenha conhecimentos em python, C/C++, Java e Ruby on Rails, as linguagens de programação nas quais tenho mais domínio intelectual e experiência são: Javascript/Typescript, PHP, HTML 5, SQL, NoSQL e GraphQL. <text:s/></text:p>
      <text:p text:style-name="P1"/>
      <text:p text:style-name="P1">Localização: Los Reyes, Michoacán, México: 60300 <text:s/></text:p>
      <text:p text:style-name="P1"/>
      <text:p text:style-name="P1">Meus outros sites web de "social media": <text:s/></text:p>
      <text:p text:style-name="P1">Obrigado por visitar meu site web! <text:s/></text:p>
      <text:p text:style-name="P1"/>
      <text:p text:style-name="P1">Experiência profissional Pt. 2: <text:s/></text:p>
      <text:p text:style-name="P1">L2 Service desk Support <text:s/></text:p>
      <text:p text:style-name="P1">Abril 2024 a Fevereiro 2025: Quase um ano de experiência em suporte IT (Service Desk) de nível L2, como agente bilíngue para Ciklum (anteriormente conhecida como "Infogen Labs"). <text:s/></text:p>
      <text:p text:style-name="P1"><text:soft-page-break/>Eu era responsável por fornecer suporte informático remoto a várias filiais de um dos clientes da Ciklum, Skechers, em todo o continente (América do Norte e Sul). Tratava tanto chamadas de nível 1 quanto 2, cobrindo problemas que iam desde aplicativos Windows básicos (como o outlook que não carregava a caixa de entrada ou a recuperação de arquivos faltantes) até a resolução de problemas com seu software de ponto de venda (PoS) personalizado, assim como a investigação de problemas com as APIs, seus endpoints ou webhooks. Realizava a análise de suas redes para identificar problemas frequentes como tempestades de broadcast, colisão de pacotes, DHCP, etc. <text:s/></text:p>
      <text:p text:style-name="P1"/>
      <text:p text:style-name="P1">Intérprete Bilíngue de espanhol-inglês, nível L4. <text:s/></text:p>
      <text:p text:style-name="P1">Abril 2023 a Abril 2024: 1 ano de experiência como intérprete nível 4 (L4) para o call center "LanguageLine Solutions". <text:s/></text:p>
      <text:p text:style-name="P1">Trabalhei como intérprete para chamadas em espanhol e inglês, desde questões de seguros, até interpretação médica e chamadas de 9/11. <text:s/></text:p>
      <text:p text:style-name="P1"/>
      <text:p text:style-name="P1">Desenvolvedor de Backend web. <text:s/></text:p>
      <text:p text:style-name="P1">Março 2022 a Fevereiro 2023: Quase um ano de experiência em desenvolvimento web "backend" para a startup mexicana "agtools". <text:s/></text:p>
      <text:p text:style-name="P1">Eu era responsável por fornecer testes de backend, como a criação de vários scripts de selenium, para testar seus sites web e ferramentas privadas, além de desenvolver ou gerenciar seu backend, criado em Django e Python, para enviar queries de SQL ou NoSQL a sua base de dados. Seus esforços eram principalmente em Big Data, então aprendi pandas e outras bibliotecas de python / IA. <text:s/></text:p>
      <text:p text:style-name="P1"/>
      <text:p text:style-name="P1"/>
      <text:p text:style-name="P1"/>
      <text:p text:style-name="P1"><text:soft-page-break/>Técnico de Suporte Informático. <text:s/></text:p>
      <text:p text:style-name="P1">Fevereiro 2021 a Março 2022: 1 ano de experiência para a empresa de embalagem de abacates chamada "SunBelle" (anteriormente conhecida como "Giddings"). <text:s/></text:p>
      <text:p text:style-name="P1">Eu cuidava de resolver problemas tanto de hardware quanto software, como realizar reparos em aplicativos como google chrome, desbloquear impressoras com mau funcionamento, criar ou gerenciar credenciais de login, assim como gerenciar sua base de dados, em SQL. <text:s/></text:p>
      <text:p text:style-name="P1"/>
      <text:p text:style-name="P1">Técnico de Suporte Informático / Desenvolvedor de Wordpress. <text:s/></text:p>
      <text:p text:style-name="P1">Janeiro 2020 a Fevereiro 2021: 1 ano de experiência para a empresa "Anyness". <text:s/></text:p>
      <text:p text:style-name="P1">Trabalhei aqui primeiro na modalidade de "teletrabalho", graças ao COVID 19, como assistente de suporte informático, além de trabalhar como desenvolvedor de wordpress para o site web da anyness. <text:s/></text:p>
      <text:p text:style-name="P1"/>
      <text:p text:style-name="P2">Tecnico de suporte informatico.</text:p>
      <text:p text:style-name="P1">Janeiro 2019 a Dezembro 2019: Quase 1 ano de experiência trabalhando na escola "Aprender para la Vida". <text:s/></text:p>
      <text:p text:style-name="P1">Trabalhei em criar ou gerenciar as conexões e links para as câmeras CCTV, a rede privada da escola, entre outras taref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3T15:35:17.033426200</meta:creation-date>
    <meta:generator>LibreOffice/25.2.4.3$Windows_X86_64 LibreOffice_project/33e196637044ead23f5c3226cde09b47731f7e27</meta:generator>
    <dc:date>2025-07-04T21:55:36.703168100</dc:date>
    <meta:editing-duration>PT1H46M38S</meta:editing-duration>
    <meta:editing-cycles>18</meta:editing-cycles>
    <meta:document-statistic meta:table-count="0" meta:image-count="0" meta:object-count="0" meta:page-count="7" meta:paragraph-count="77" meta:word-count="1279" meta:character-count="8366" meta:non-whitespace-character-count="7013"/>
  </office:meta>
</office:document-meta>
</file>